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333333" fo:background-color="transparent"/>
    </style:style>
    <style:style style:name="P3" style:family="paragraph" style:parent-style-name="Standard">
      <style:paragraph-properties fo:margin-left="0.053cm" fo:margin-right="0.053cm" fo:margin-top="0.053cm" fo:margin-bottom="0.053cm" loext:contextual-spacing="false" fo:orphans="2" fo:widows="2" fo:text-indent="0cm" style:auto-text-indent="false"/>
      <style:text-properties fo:font-variant="normal" fo:text-transform="none" fo:color="#333333" style:font-name="Verdana" fo:font-size="7.5pt" fo:letter-spacing="normal" fo:font-style="normal" fo:font-weight="normal" fo:background-color="transparent" loext:padding="0cm" loext:border="none"/>
    </style:style>
    <style:style style:name="T1" style:family="text">
      <style:text-properties fo:font-variant="normal" fo:text-transform="none" fo:color="#ffcc00" style:font-name="Verdana" fo:font-size="7.5pt" fo:letter-spacing="normal" fo:font-style="normal" fo:font-weight="bold"/>
    </style:style>
    <style:style style:name="T2" style:family="text">
      <style:text-properties fo:font-variant="normal" fo:text-transform="none" fo:color="#ffcc00" style:font-name="Verdana" fo:font-size="20pt" fo:letter-spacing="normal" fo:font-style="normal" fo:font-weight="bold" style:font-size-asian="20pt" style:font-size-complex="20pt"/>
    </style:style>
    <style:style style:name="T3" style:family="text">
      <style:text-properties fo:font-variant="normal" fo:text-transform="none" fo:color="#cccccc" style:font-name="Verdana" fo:font-size="7.5pt" fo:letter-spacing="normal" fo:font-style="normal"/>
    </style:style>
    <style:style style:name="T4" style:family="text">
      <style:text-properties fo:font-variant="normal" fo:text-transform="none" fo:color="#cccccc" style:font-name="Verdana" fo:font-size="7.5pt" fo:letter-spacing="normal" fo:font-style="normal" fo:font-weight="normal"/>
    </style:style>
    <style:style style:name="T5" style:family="text">
      <style:text-properties fo:font-variant="normal" fo:text-transform="none" fo:color="#ff9900" style:font-name="Verdana" fo:font-size="20pt" fo:letter-spacing="normal" fo:font-style="normal" fo:font-weight="bold" style:font-size-asian="20pt" style:font-size-complex="20pt"/>
    </style:style>
    <style:style style:name="T6" style:family="text">
      <style:text-properties fo:font-variant="normal" fo:text-transform="none" fo:color="#ff9900" style:font-name="Verdana" fo:font-size="7.5pt" fo:letter-spacing="normal" fo:font-style="normal"/>
    </style:style>
    <style:style style:name="T7" style:family="text">
      <style:text-properties fo:font-variant="normal" fo:text-transform="none" fo:color="#ff9900" style:font-name="Verdana" fo:font-size="7.5pt" fo:letter-spacing="normal" fo:font-style="normal" fo:font-weight="normal"/>
    </style:style>
    <style:style style:name="T8" style:family="text">
      <style:text-properties officeooo:rsid="00011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utorial Definitivo Para Ripagem De Som</text:span><text:line-break/><text:span text:style-name="T7">Por: </text:span><text:span text:style-name="Strong_20_Emphasis"><text:span text:style-name="T6">Cadavel</text:span></text:span></text:p>
      <text:p text:style-name="P3">Eu criei este tuto ap<text:span text:style-name="T8">ó</text:span>s ver que o pessoal tem muita dificuldade em ripar sons, principalmente de jogos do mame.<text:line-break/>Todos os jogos podem ser ripados, por<text:span text:style-name="T8">é</text:span>m tem uns q <text:span text:style-name="T8">são</text:span> t<text:span text:style-name="T8">ão</text:span> dif<text:span text:style-name="T8">í</text:span>c<text:span text:style-name="T8">eis</text:span> que podem parecer imposs<text:span text:style-name="T8">í</text:span>veis.<text:line-break/>Primeiro eu ensinarei maneiras gerais de se ripar sons, sem precisar de tools espec<text:span text:style-name="T8">í</text:span>ficas.<text:line-break/>S<text:span text:style-name="T8">ó</text:span> um detalhe, <text:span text:style-name="T8">é</text:span> bom vc ter um editor de wav, como o Audacity ou outro qualquer, se vc conhecer um bom, freeware, nos avisem.<text:line-break/>---------------------------------------------------------------------------<text:line-break/>Como ripar sons em qualquer emulador, sem tools, por ordem de import<text:span text:style-name="T8">â</text:span>ncia :<text:line-break/><text:line-break/>1 - Sound Test : <text:span text:style-name="T8">É</text:span> a maneira mais f<text:span text:style-name="T8">á</text:span>cil e r<text:span text:style-name="T8">á</text:span>pida de se ripar sons, pois os <text:span text:style-name="T8">Á</text:span>udios dos personagens geralmente est<text:span text:style-name="T8">ã</text:span>o em ordem sequencial, a� qnd vc acha o grupo de som, <text:span text:style-name="T8">é</text:span> s<text:span text:style-name="T8">ó</text:span> ir acionando e gravando a wav com um editor de wav.<text:line-break/><text:line-break/>Dica-1 : Em jogos do snes e mega, o sound test est<text:span text:style-name="T8">á</text:span> no menu Options, tem<text:line-break/>jogo q n<text:span text:style-name="T8">ã</text:span>o d<text:span text:style-name="T8">ê</text:span> suporte a isso, mas alguns vc consegue acionar o sound test<text:line-break/>usando um truque, de uma olhada em www.gamefaqs.com pra achar uma dica. <text:line-break/>Dica-2: No arcade, vc acha o sound test acionando o debug. No mame aperte F2,<text:line-break/>no kawaks acho q <text:span text:style-name="T8">é</text:span> F11... Bom, d<text:span text:style-name="T8">ê </text:span>uma olhada no readme do emulador.<text:line-break/>CPS2 e NeoGeo tem sound test no debug.<text:line-break/><text:line-break/>2 - Sem m<text:span text:style-name="T8">ú</text:span>sica : Se o jogo n<text:span text:style-name="T8">ã</text:span>o tiver sound test, vc pode ripar durante o game<text:line-break/>ao retirar a m<text:span text:style-name="T8">ú</text:span>sica (fica s<text:span text:style-name="T8">ó</text:span> o som fx dos personagens). Selecione modo VS<text:line-break/>assim o oponente n<text:span text:style-name="T8">ã</text:span>o ir<text:span text:style-name="T8">á</text:span> te atrapalhar.<text:line-break/><text:line-break/>Dica-1: Em options (ou debug) procure como desligar a m<text:span text:style-name="T8">ú</text:span>sica somente. Se o jogo n<text:span text:style-name="T8">ã</text:span>o d<text:span text:style-name="T8">ê</text:span> esse suporte, vc pode reduzir o volume da m<text:span text:style-name="T8">ú</text:span>sica pra 0, q d<text:span text:style-name="T8">ê</text:span> no mesmo. Cuidado pra n<text:span text:style-name="T8">ã</text:span>o reduzir ou desligar o som, alguns jogos s<text:span text:style-name="T8">ó</text:span> alteram o volume global.<text:line-break/>Dica-2: Em alguns emuladores como Zsnes <text:span text:style-name="T8">é</text:span> poss<text:span text:style-name="T8">í</text:span>vel retirar canais de <text:span text:style-name="T8">á</text:span>udio, <text:line-break/>com isso vc retira manualmente a m<text:span text:style-name="T8">ú</text:span>sica. S<text:span text:style-name="T8">ó</text:span> cuidado pra n<text:span text:style-name="T8">ã</text:span>o remover o canal q tem os efeitos q vc quer. De uma olhada no Readme do emulador pra saber se tem esse suporte (disable sound channel).<text:line-break/><text:line-break/>3 - Outra plataforma : Aqui <text:span text:style-name="T8">é</text:span> o seguinte, por exemplo, vc n<text:span text:style-name="T8">ã</text:span>o conseguiu ripar o<text:line-break/>som do World Heroes no Neo Geo (<text:span text:style-name="T8">é</text:span> um exemplo, sei q este jogo tem sound test)<text:line-break/>Mas este jogo foi lan<text:span text:style-name="T8">ç</text:span>ado pra Snes, <text:span text:style-name="T8">é</text:span> poss<text:span text:style-name="T8">í</text:span>vel na vers<text:span text:style-name="T8">ã</text:span>o pra snes, que como vcs<text:line-break/>viram tem v<text:span text:style-name="T8">á</text:span>rias maneiras de se ripar. A qualidade n<text:span text:style-name="T8">ã</text:span>o vai ficar 100% <text:span text:style-name="T8">é</text:span> verdade, mas use isso apenas como tempor<text:span text:style-name="T8">á</text:span>rio, um dia q vc descobrir como ripar o som do original, vc substitui. Se o jogo for convertido pra playstation, fica mais f<text:span text:style-name="T8">á</text:span>cil, pq a qualidade <text:span text:style-name="T8">é</text:span> perfeita.<text:line-break/><text:line-break/>4 - Tecnica ninja obscura : Simplesmente abra o rom no editor de wav. O que for audio PCM vai aparecer normalmente, mas cuidado, o que n<text:span text:style-name="T8">ã</text:span>o for som ser<text:span text:style-name="T8">á</text:span> entendido como tal, e vai fazer um chiado muito alto, por isso reduza o volume antes de testar. O problema <text:span text:style-name="T8">é</text:span> que nunca consegui direito, pois vc tem q mudar a qualidade da wav (por exemplo de 11 hz pra 8, 5hz) vc tem q adivinhar qual <text:span text:style-name="T8">é</text:span> a qualidade do jogo. E mesmo assim poucos sons podem ser interpretados, por isso essa t<text:span text:style-name="T8">é</text:span>cnica ninja <text:span text:style-name="T8">é</text:span> seu <text:span text:style-name="T8">ú</text:span>ltimo recurso. Em poucos jogos funciona.<text:line-break/><text:line-break/>----------------------------------------------------------------------------------------<text:line-break/>Como ripar usando TOOLS<text:line-break/><text:line-break/>Existem algumas tools espec<text:span text:style-name="T8">íf</text:span>icas para retirar sons, pra diversos sistemas.<text:line-break/>D<text:span text:style-name="T8">ê</text:span> uma olhada no site www.zophar.net em utilities - sound utilities<text:line-break/>Veja no sistema q vc quer, e vc acha um ultilit<text:span text:style-name="T8">á</text:span>rio, os mais famosos :<text:line-break/><text:line-break/>JukeBox : Pra rerirar sons e m<text:span text:style-name="T8">ú</text:span>sicas de neogeo e cps2. Vc abre o rom nele como um emulador, e retira o som. Eu acho o jukebox bom somente pra fazer m<text:span text:style-name="T8">ú</text:span>sicas, j<text:span text:style-name="T8">á</text:span> q estes sistemas tem sound test, bem mais f<text:span text:style-name="T8">á</text:span>cil e confi<text:span text:style-name="T8">á</text:span>vel...<text:line-break/><text:line-break/>SnesSOR : Programa pra ripar audio de jogos do snes, abra o rom nele e vc achar<text:span text:style-name="T8">á</text:span> alguns sons mas n<text:span text:style-name="T8">ã</text:span>o todos, aqui vc tem q contar com a sorte.<text:line-break/><text:line-break/>PSound : Pra playstation, vc tem q selecionar um arquivo do cd pro programa scanear, <text:span text:style-name="T8">é</text:span> demorado at<text:span text:style-name="T8">é</text:span> achar o q vc quer, mas este programa <text:span text:style-name="T8">é</text:span> bom.<text:line-break/><text:line-break/>M1 : Pra MAME, tem no site emuhype, n<text:span text:style-name="T8">ã</text:span>o lembro o endere<text:span text:style-name="T8">ç</text:span>o  ele <text:span text:style-name="T8">é</text:span> dif<text:span text:style-name="T8">í</text:span>cil de mecher, roda poucos jogos (e faz tempo q n<text:span text:style-name="T8">ã</text:span>o <text:span text:style-name="T8">é</text:span> atualizado). Tem suporte a alguns jogos n<text:span text:style-name="T8">ã</text:span>o cps2/neogeo.<text:line-break/><text:line-break/>E outro por a�, se n<text:span text:style-name="T8">ã</text:span>o achar no zophar, d<text:span text:style-name="T8">ê</text:span> uma procurada no google por sound rip + sistema q vc quer extrair.<text:line-break/>Procurem tb por pacotes de sons j<text:span text:style-name="T8">á</text:span> extraidos. S<text:span text:style-name="T8">ó </text:span>n<text:span text:style-name="T8">ã</text:span>o fique de bobeira achando q vai cair do c<text:span text:style-name="T8">é</text:span>u.<text:line-break/>Agora qnd algu<text:span text:style-name="T8">é</text:span>m perguntar de ajuda indiquem este t<text:span text:style-name="T8">ó</text:span>pico por favor <text:line-break/>Contribui<text:span text:style-name="T8">çõ</text:span>es ser<text:span text:style-name="T8">ã</text:span>o muito bem vindas.  E antes que eu esque<text:span text:style-name="T8">ç</text:span>a, compacte a wav! Vc n<text:span text:style-name="T8">ã</text:span>o precisa de qualidade 44hz, com 22, 11 ou menos vc tem uma qualidade boa. E salve como MONO. Tem gente q deixa o arquivo de som descompactado maior que o sff, isso <text:span text:style-name="T8">é</text:span> uma merda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6S</meta:editing-duration>
    <meta:editing-cycles>4</meta:editing-cycles>
    <meta:generator>LibreOffice/5.1.3.2$Windows_X86_64 LibreOffice_project/644e4637d1d8544fd9f56425bd6cec110e49301b</meta:generator>
    <dc:date>2017-11-20T13:04:18.304000000</dc:date>
    <meta:document-statistic meta:table-count="0" meta:image-count="0" meta:object-count="0" meta:page-count="1" meta:paragraph-count="2" meta:word-count="840" meta:character-count="4576" meta:non-whitespace-character-count="3720"/>
    <meta:user-defined meta:name="Info 1"/>
    <meta:user-defined meta:name="Info 2"/>
    <meta:user-defined meta:name="Info 3"/>
    <meta:user-defined meta:name="Info 4"/>
  </office:meta>
</office:document-meta>
</file>